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00109" calcext:value-type="float">
            <text:p>0,001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02655" calcext:value-type="float">
            <text:p>0,0265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.10545" calcext:value-type="float">
            <text:p>0,1054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0.23806" calcext:value-type="float">
            <text:p>0,238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0.42178" calcext:value-type="float">
            <text:p>0,4217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0.65874" calcext:value-type="float">
            <text:p>0,6587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.94821" calcext:value-type="float">
            <text:p>0,9482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.28814" calcext:value-type="float">
            <text:p>1,2881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.68678" calcext:value-type="float">
            <text:p>1,6867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2.13828" calcext:value-type="float">
            <text:p>2,1382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2.71487" calcext:value-type="float">
            <text:p>2,7148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3.22034" calcext:value-type="float">
            <text:p>3,2203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3.83269" calcext:value-type="float">
            <text:p>3,8326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4.4994" calcext:value-type="float">
            <text:p>4,499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5.21878" calcext:value-type="float">
            <text:p>5,218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5.99358" calcext:value-type="float">
            <text:p>5,9935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6.82589" calcext:value-type="float">
            <text:p>6,8258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7.70209" calcext:value-type="float">
            <text:p>7,7020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7:58:51.1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9:06:38.880000000</dc:date>
    <meta:editing-duration>PT1H12M59S</meta:editing-duration>
    <meta:editing-cycles>5</meta:editing-cycles>
    <meta:generator>LibreOffice/7.6.4.1$Windows_X86_64 LibreOffice_project/e19e193f88cd6c0525a17fb7a176ed8e6a3e2aa1</meta:generator>
    <meta:document-statistic meta:table-count="1" meta:cell-count="49" meta:object-count="0"/>
  </office:meta>
</office:document-meta>
</file>